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cm" fo:border="none"/>
    </style:style>
    <style:style style:name="P2" style:family="paragraph" style:parent-style-name="Text_20_body" style:list-style-name="L1">
      <style:paragraph-properties fo:padding="0cm" fo:border="none"/>
    </style:style>
    <style:style style:name="P3" style:family="paragraph" style:parent-style-name="Text_20_body">
      <style:paragraph-properties fo:padding="0cm" fo:border="none"/>
      <style:text-properties fo:font-size="28pt" style:font-size-asian="28pt" style:font-size-complex="28pt" loext:padding="0cm" loext:border="none"/>
    </style:style>
    <style:style style:name="P4" style:family="paragraph" style:parent-style-name="Text_20_body">
      <style:paragraph-properties fo:padding="0cm" fo:border="none"/>
      <style:text-properties fo:font-size="28pt" style:font-size-asian="28pt" style:font-size-complex="28pt" loext:padding-left="0.049cm" loext:padding-right="0cm" loext:padding-top="0cm" loext:padding-bottom="0cm" loext:border-left="1.5pt solid #000000" loext:border-right="none" loext:border-top="none" loext:border-bottom="none"/>
    </style:style>
    <style:style style:name="P5" style:family="paragraph" style:parent-style-name="Text_20_body" style:list-style-name="L1">
      <style:paragraph-properties fo:margin-top="0cm" fo:margin-bottom="0cm" loext:contextual-spacing="false" fo:padding="0cm" fo:border="none"/>
    </style:style>
    <style:style style:name="P6" style:family="paragraph" style:parent-style-name="Standard">
      <style:text-properties fo:font-size="28pt" style:font-size-asian="28pt" style:font-size-complex="28pt"/>
    </style:style>
    <style:style style:name="P7" style:family="paragraph" style:parent-style-name="Standard">
      <style:text-properties fo:font-size="28pt" style:font-size-asian="28pt" style:font-size-complex="28pt" loext:padding="0cm" loext:border="none"/>
    </style:style>
    <style:style style:name="P8" style:family="paragraph" style:parent-style-name="Standard">
      <style:paragraph-properties fo:margin-top="0cm" fo:margin-bottom="0.499cm" loext:contextual-spacing="false"/>
      <style:text-properties fo:font-size="28pt" style:font-size-asian="28pt" style:font-size-complex="28pt"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T3" style:family="text">
      <style:text-properties loext:padding-left="0.049cm" loext:padding-right="0cm" loext:padding-top="0cm" loext:padding-bottom="0cm" loext:border-left="1.5pt solid #000000" loext:border-right="none" loext:border-top="none" loext:border-bottom="none"/>
    </style:style>
    <style:style style:name="T4" style:family="text">
      <style:text-properties fo:font-size="18pt" style:font-size-asian="18pt" style:font-size-complex="18pt" loext:padding="0cm" loext:border="none"/>
    </style:style>
    <style:style style:name="T5" style:family="text">
      <style:text-properties fo:font-size="18pt" style:font-size-asian="18pt" style:font-size-complex="18pt" loext:padding="0.049cm" loext:border="0.06pt solid #000000"/>
    </style:style>
    <style:style style:name="T6" style:family="text">
      <style:text-properties fo:font-size="18pt" style:font-size-asian="18pt" style:font-size-complex="18pt" loext:padding-left="0.049cm" loext:padding-right="0cm" loext:padding-top="0cm" loext:padding-bottom="0cm" loext:border-left="1.5pt solid #000000" loext:border-right="none" loext:border-top="none" loext:border-bottom="none"/>
    </style:style>
    <style:style style:name="T7" style:family="text">
      <style:text-properties fo:font-size="28pt" style:font-size-asian="28pt" style:font-size-complex="28pt" loext:padding="0cm" loext:border="none"/>
    </style:style>
    <style:style style:name="T8" style:family="text">
      <style:text-properties fo:font-size="28pt" style:font-size-asian="28pt" style:font-size-complex="28pt" loext:padding="0.049cm" loext:border="0.06pt solid #000000"/>
    </style:style>
    <style:style style:name="T9" style:family="text">
      <style:text-properties fo:font-size="28pt" style:font-size-asian="28pt" style:font-size-complex="28pt" loext:padding-left="0.049cm" loext:padding-right="0cm" loext:padding-top="0cm" loext:padding-bottom="0cm" loext:border-left="1.5pt solid #000000" loext:border-right="none" loext:border-top="none" loext:border-bottom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task-scheduler/" text:style-name="Internet_20_link" text:visited-style-name="Visited_20_Internet_20_Link"><text:span text:style-name="T7">621. Task Scheduler</text:span></text:a></text:p>
      <text:p text:style-name="P7">Medium</text:p>
      <text:p text:style-name="P7">Topics</text:p>
      <text:p text:style-name="P7">Companies</text:p>
      <text:p text:style-name="P8">Hint</text:p>
      <text:p text:style-name="P1"><text:span text:style-name="T7">You are given an array of CPU </text:span><text:span text:style-name="Source_20_Text"><text:span text:style-name="T8">tasks</text:span></text:span><text:span text:style-name="T7">, each represented by letters A to Z, and a cooling time, </text:span><text:span text:style-name="Source_20_Text"><text:span text:style-name="T8">n</text:span></text:span><text:span text:style-name="T7">. Each cycle or interval allows the completion of one task. Tasks can be completed in any order, but there's a constraint: </text:span><text:span text:style-name="Strong_20_Emphasis"><text:span text:style-name="T7">identical</text:span></text:span><text:span text:style-name="T7"> tasks must be separated by at least </text:span><text:span text:style-name="Source_20_Text"><text:span text:style-name="T8">n</text:span></text:span><text:span text:style-name="T7"> intervals due to cooling time.</text:span></text:p>
      <text:p text:style-name="P1"><text:span text:style-name="T7">​Return the </text:span><text:span text:style-name="Emphasis"><text:span text:style-name="T7">minimum number of intervals</text:span></text:span><text:span text:style-name="T7"> required to complete all tasks.</text:span></text:p>
      <text:p text:style-name="P3"> </text:p>
      <text:p text:style-name="P1"><text:span text:style-name="Strong_20_Emphasis"><text:span text:style-name="T7">Example 1:</text:span></text:span></text:p>
      <text:p text:style-name="P1"><text:soft-page-break/><text:span text:style-name="Strong_20_Emphasis"><text:span text:style-name="T7">Input:</text:span></text:span><text:span text:style-name="T9"> </text:span><text:span text:style-name="T7">tasks = ["A","A","A","B","B","B"], n = 2</text:span></text:p>
      <text:p text:style-name="P1"><text:span text:style-name="Strong_20_Emphasis"><text:span text:style-name="T7">Output:</text:span></text:span><text:span text:style-name="T9"> </text:span><text:span text:style-name="T7">8</text:span></text:p>
      <text:p text:style-name="P1"><text:span text:style-name="Strong_20_Emphasis"><text:span text:style-name="T7">Explanation:</text:span></text:span><text:span text:style-name="T9"> A possible sequence is: A -&gt; B -&gt; idle -&gt; A -&gt; B -&gt; idle -&gt; A -&gt; B.</text:span></text:p>
      <text:p text:style-name="P4">After completing task A, you must wait two cycles before doing A again. The same applies to task B. In the 3<text:span text:style-name="T1">rd</text:span> interval, neither A nor B can be done, so you idle. By the 4<text:span text:style-name="T1">th</text:span> cycle, you can do A again as 2 intervals have passed.</text:p>
      <text:p text:style-name="P1"><text:span text:style-name="Strong_20_Emphasis"><text:span text:style-name="T7">Example 2:</text:span></text:span></text:p>
      <text:p text:style-name="P1"><text:span text:style-name="Strong_20_Emphasis"><text:span text:style-name="T7">Input:</text:span></text:span><text:span text:style-name="T9"> </text:span><text:span text:style-name="T7">tasks = ["A","C","A","B","D","B"], n = 1</text:span></text:p>
      <text:p text:style-name="P1"><text:span text:style-name="Strong_20_Emphasis"><text:span text:style-name="T7">Output:</text:span></text:span><text:span text:style-name="T9"> </text:span><text:span text:style-name="T7">6</text:span></text:p>
      <text:p text:style-name="P1"><text:soft-page-break/><text:span text:style-name="Strong_20_Emphasis"><text:span text:style-name="T7">Explanation:</text:span></text:span><text:span text:style-name="T9"> A possible sequence is: A -&gt; B -&gt; C -&gt; D -&gt; A -&gt; B.</text:span></text:p>
      <text:p text:style-name="P4">With a cooling interval of 1, you can repeat a task after just one other task.</text:p>
      <text:p text:style-name="P1"><text:span text:style-name="Strong_20_Emphasis"><text:span text:style-name="T7">Example 3:</text:span></text:span></text:p>
      <text:p text:style-name="P1"><text:span text:style-name="Strong_20_Emphasis"><text:span text:style-name="T7">Input:</text:span></text:span><text:span text:style-name="T9"> </text:span><text:span text:style-name="T7">tasks = ["A","A","A", "B","B","B"], n = 3</text:span></text:p>
      <text:p text:style-name="P1"><text:span text:style-name="Strong_20_Emphasis"><text:span text:style-name="T7">Output:</text:span></text:span><text:span text:style-name="T9"> </text:span><text:span text:style-name="T7">10</text:span></text:p>
      <text:p text:style-name="P1"><text:span text:style-name="Strong_20_Emphasis"><text:span text:style-name="T7">Explanation:</text:span></text:span><text:span text:style-name="T9"> A possible sequence is: A -&gt; B -&gt; idle -&gt; idle -&gt; A -&gt; B -&gt; idle -&gt; idle -&gt; A -&gt; B.</text:span></text:p>
      <text:p text:style-name="P4">There are only two types of tasks, A and B, which need to be separated by 3 intervals. This leads to idling twice between repetitions of these tasks.</text:p>
      <text:p text:style-name="P3"> </text:p>
      <text:p text:style-name="P1"><text:soft-page-break/><text:span text:style-name="Strong_20_Emphasis"><text:span text:style-name="T7">Constraints:</text:span></text:span></text:p>
      <text:list xml:id="list1511459944" text:style-name="L1">
        <text:list-item>
          <text:p text:style-name="P5"><text:span text:style-name="Source_20_Text"><text:span text:style-name="T8">1 &lt;= tasks.length &lt;= 10</text:span></text:span><text:span text:style-name="Source_20_Text"><text:span text:style-name="T7">4</text:span></text:span></text:p>
        </text:list-item>
        <text:list-item>
          <text:p text:style-name="P5"><text:span text:style-name="Source_20_Text"><text:span text:style-name="T8">tasks[i]</text:span></text:span><text:span text:style-name="T7"> is an uppercase English letter.</text:span></text:p>
        </text:list-item>
        <text:list-item>
          <text:p text:style-name="P2"><text:span text:style-name="Source_20_Text"><text:span text:style-name="T8">0 &lt;= n &lt;= 100</text:span>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24-09-06T23:39:49.655000000</dc:date>
    <meta:editing-duration>PT1H53M3S</meta:editing-duration>
    <meta:editing-cycles>1</meta:editing-cycles>
    <meta:document-statistic meta:table-count="0" meta:image-count="0" meta:object-count="0" meta:page-count="4" meta:paragraph-count="28" meta:word-count="278" meta:character-count="1398" meta:non-whitespace-character-count="1146"/>
  </office:meta>
</office:document-meta>
</file>